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name-asian="Webdings" style:font-size-asian="10pt" style:font-name-complex="Webdings" style:font-size-complex="10pt"/>
    </style:style>
    <style:style style:name="P3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style:font-name-asian="Webdings" style:font-size-asian="7pt" style:font-name-complex="Webdings" style:font-size-complex="7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9pt" style:font-name-asian="Webdings" style:font-size-asian="9pt" style:font-name-complex="Webdings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style:font-name-asian="Webdings" style:font-size-asian="10pt" style:font-name-complex="Webdings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>
      <style:paragraph-properties fo:text-align="center"/>
    </style:style>
    <style:style style:name="T1" style:family="text">
      <style:text-properties style:font-name="Arial" fo:font-size="10pt" style:font-size-asian="10pt" style:font-size-complex="10pt"/>
    </style:style>
    <style:style style:name="fr1" style:family="graphic" style:parent-style-name="OLE">
      <style:graphic-properties style:wrap="run-through" style:number-wrapped-paragraphs="no-limit" style:vertical-pos="from-top" style:vertical-rel="page" style:horizontal-pos="center" style:horizontal-rel="page" fo:background-color="#ffffff" style:background-transparency="100%" style:shadow="none" draw:ole-draw-aspect="1">
        <style:background-image/>
      </style:graphic-properties>
    </style:style>
    <style:style style:name="gr1" style:family="graphic">
      <style:graphic-properties svg:stroke-width="0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453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1" text:anchor-type="page" text:anchor-page-number="1" svg:y="2.7in" svg:width="2.5in" svg:height="0.2701in" draw:z-index="1">
        <draw:object xlink:href="./Object 1" xlink:type="simple" xlink:show="embed" xlink:actuate="onLoad"/>
        <draw:image xlink:href="./ObjectReplacements/Object 1" xlink:type="simple" xlink:show="embed" xlink:actuate="onLoad"/>
      </draw:frame>
      <draw:line text:anchor-type="page" text:anchor-page-number="1" draw:z-index="0" draw:style-name="gr1" draw:text-style-name="P8" svg:x1="0.6252in" svg:y1="2.5in" svg:x2="3.3752in" svg:y2="2.5in">
        <text:p/>
      </draw:line>
      <draw:frame text:anchor-type="page" text:anchor-page-number="1" draw:z-index="2" draw:style-name="gr2" svg:width="2.3961in" svg:height="0.5453in" draw:transform="rotate (-3.14159265358979) translate (3.19791666666667in 1.54513888888889in)">
        <draw:text-box>
          <text:p text:style-name="P8"><text:span text:style-name="T1">Iowa Scaled Engineering, LLC</text:span></text:p>
          <text:p text:style-name="P8"><text:span text:style-name="T1">12395 Gull Lane, Peyton CO 80831</text:span></text:p>
          <text:p text:style-name="P8"><text:span text:style-name="T1">http://iascaled.com/</text:span></text:p>
        </draw:text-box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CKT-LT3973</text:p>
      <text:p text:style-name="P2"/>
      <text:p text:style-name="P3">3-Terminal Switching Regulator Featuring <text:line-break/>Ultra-low Quiescent Current</text:p>
      <text:p text:style-name="P5"/>
      <text:p text:style-name="P2">3.3V 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6in" style:num-format="1" style:print-orientation="portrait" fo:margin="0.25in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in" fo:page-height="6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tersen</meta:initial-creator>
    <meta:creation-date>2013-04-28T09:10:53</meta:creation-date>
    <meta:generator>LibreOffice/3.5$Linux_X86_64 LibreOffice_project/350m1$Build-2</meta:generator>
    <dc:date>2013-04-28T15:21:44</dc:date>
    <dc:creator>Michael Petersen</dc:creator>
    <meta:editing-duration>PT30M36S</meta:editing-duration>
    <meta:editing-cycles>10</meta:editing-cycles>
    <meta:printed-by>Michael Petersen</meta:printed-by>
    <meta:print-date>2013-04-28T15:20:24</meta:print-date>
    <meta:document-statistic meta:table-count="0" meta:image-count="0" meta:object-count="1" meta:page-count="1" meta:paragraph-count="3" meta:word-count="10" meta:character-count="90" meta:non-whitespace-character-count="8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svg:stroke-width="0.025cm" svg:stroke-color="#000000" draw:marker-start-width="0.237cm" draw:marker-end-width="0.237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draw:fill-color="#ff00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161cm" draw:marker-end-width="0.161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  <style:text-properties fo:color="#ffffff" fo:font-family="Impact" style:font-family-generic="swiss" style:font-pitch="variable" fo:font-size="54pt" fo:font-style="italic" style:letter-kerning="true" style:font-size-asian="56pt" style:font-style-asian="italic" style:font-size-complex="56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family="Impact" style:font-family-generic="swiss" style:font-pitch="variable" fo:font-size="62pt" fo:letter-spacing="0.035cm" fo:font-style="italic" style:letter-kerning="true" style:font-size-asian="56pt" style:font-style-asian="italic" style:font-size-complex="56pt" style:font-style-complex="italic"/>
    </style:style>
    <style:style style:name="P4" style:family="paragraph">
      <style:paragraph-properties fo:text-align="center"/>
      <style:text-properties fo:color="#000000" style:text-outline="true" fo:font-family="Impact" style:font-family-generic="swiss" style:font-pitch="variable" fo:font-size="62pt" fo:letter-spacing="normal" fo:font-style="italic" style:font-size-asian="56pt" style:font-style-asian="italic" style:font-size-complex="56pt" style:font-style-complex="italic"/>
    </style:style>
    <style:style style:name="T1" style:family="text">
      <style:text-properties fo:color="#ffffff" fo:font-family="Impact" style:font-family-generic="swiss" style:font-pitch="variable" fo:font-size="62pt" fo:letter-spacing="0.035cm" fo:font-style="italic" style:font-size-asian="56pt" style:font-style-asian="italic" style:font-size-complex="56pt" style:font-style-complex="italic" style:text-scale="100%"/>
    </style:style>
    <style:style style:name="T2" style:family="text">
      <style:text-properties fo:color="#000000" fo:font-family="Impact" style:font-family-generic="swiss" style:font-pitch="variable" fo:font-size="62pt" fo:letter-spacing="normal" fo:font-style="italic" style:font-size-asian="56pt" style:font-style-asian="italic" style:font-size-complex="56pt" style:font-style-complex="italic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1" draw:layer="layout" svg:width="12.7cm" svg:height="2.54cm" svg:x="12.954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2.7cm" svg:height="2.54cm" svg:x="12.954cm" svg:y="0.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7cm" svg:height="2.54cm" svg:x="12.681cm" svg:y="0.14cm">
          <text:p text:style-name="P2"><text:span text:style-name="T1">ENGINE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25.654cm" svg:y1="0.775cm" svg:x2="25.781cm" svg:y2="0.775cm">
          <text:p/>
        </draw:line>
        <draw:line draw:style-name="gr4" draw:text-style-name="P2" draw:layer="layout" svg:x1="25.654cm" svg:y1="2.045cm" svg:x2="25.781cm" svg:y2="2.045cm">
          <text:p/>
        </draw:line>
        <draw:custom-shape draw:style-name="gr3" draw:text-style-name="P4" draw:layer="layout" svg:width="12.7cm" svg:height="2.54cm" svg:x="0cm" svg:y="0.14cm">
          <text:p text:style-name="P2"><text:span text:style-name="T2">IOWA SCA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2.7cm" svg:height="2.54cm" svg:x="0.254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0.127cm" svg:y1="0.775cm" svg:x2="0.254cm" svg:y2="0.775cm">
          <text:p/>
        </draw:line>
        <draw:line draw:style-name="gr4" draw:text-style-name="P2" draw:layer="layout" svg:x1="0.127cm" svg:y1="2.045cm" svg:x2="0.254cm" svg:y2="2.045cm">
          <text:p/>
        </draw:line>
        <draw:custom-shape draw:style-name="gr5" draw:text-style-name="P2" draw:layer="layout" svg:width="25.654cm" svg:height="2.794cm" svg:x="0.127cm" svg:y="0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9.144cm" svg:y1="0.013cm" svg:x2="9.144cm" svg:y2="0.14cm">
          <text:p/>
        </draw:line>
        <draw:line draw:style-name="gr4" draw:text-style-name="P2" draw:layer="layout" svg:x1="11.684cm" svg:y1="0.013cm" svg:x2="11.684cm" svg:y2="0.14cm">
          <text:p/>
        </draw:line>
        <draw:line draw:style-name="gr4" draw:text-style-name="P2" draw:layer="layout" svg:x1="14.224cm" svg:y1="0.013cm" svg:x2="14.224cm" svg:y2="0.14cm">
          <text:p/>
        </draw:line>
        <draw:line draw:style-name="gr4" draw:text-style-name="P2" draw:layer="layout" svg:x1="16.764cm" svg:y1="0.013cm" svg:x2="16.764cm" svg:y2="0.14cm">
          <text:p/>
        </draw:line>
        <draw:line draw:style-name="gr4" draw:text-style-name="P2" draw:layer="layout" svg:x1="9.144cm" svg:y1="0.013cm" svg:x2="9.144cm" svg:y2="0.14cm">
          <text:p/>
        </draw:line>
        <draw:line draw:style-name="gr4" draw:text-style-name="P2" draw:layer="layout" svg:x1="11.684cm" svg:y1="0.013cm" svg:x2="11.684cm" svg:y2="0.14cm">
          <text:p/>
        </draw:line>
        <draw:line draw:style-name="gr4" draw:text-style-name="P2" draw:layer="layout" svg:x1="14.224cm" svg:y1="0.013cm" svg:x2="14.224cm" svg:y2="0.14cm">
          <text:p/>
        </draw:line>
        <draw:line draw:style-name="gr4" draw:text-style-name="P2" draw:layer="layout" svg:x1="16.764cm" svg:y1="0.013cm" svg:x2="16.764cm" svg:y2="0.14cm">
          <text:p/>
        </draw:line>
        <draw:line draw:style-name="gr4" draw:text-style-name="P2" draw:layer="layout" svg:x1="7.874cm" svg:y1="0.013cm" svg:x2="7.874cm" svg:y2="0.14cm">
          <text:p/>
        </draw:line>
        <draw:line draw:style-name="gr4" draw:text-style-name="P2" draw:layer="layout" svg:x1="10.414cm" svg:y1="0.013cm" svg:x2="10.414cm" svg:y2="0.14cm">
          <text:p/>
        </draw:line>
        <draw:line draw:style-name="gr4" draw:text-style-name="P2" draw:layer="layout" svg:x1="12.954cm" svg:y1="0.013cm" svg:x2="12.954cm" svg:y2="0.14cm">
          <text:p/>
        </draw:line>
        <draw:line draw:style-name="gr4" draw:text-style-name="P2" draw:layer="layout" svg:x1="15.494cm" svg:y1="0.013cm" svg:x2="15.494cm" svg:y2="0.14cm">
          <text:p/>
        </draw:line>
        <draw:line draw:style-name="gr4" draw:text-style-name="P2" draw:layer="layout" svg:x1="7.874cm" svg:y1="0.013cm" svg:x2="7.874cm" svg:y2="0.14cm">
          <text:p/>
        </draw:line>
        <draw:line draw:style-name="gr4" draw:text-style-name="P2" draw:layer="layout" svg:x1="10.414cm" svg:y1="0.013cm" svg:x2="10.414cm" svg:y2="0.14cm">
          <text:p/>
        </draw:line>
        <draw:line draw:style-name="gr4" draw:text-style-name="P2" draw:layer="layout" svg:x1="12.954cm" svg:y1="0.013cm" svg:x2="12.954cm" svg:y2="0.14cm">
          <text:p/>
        </draw:line>
        <draw:line draw:style-name="gr4" draw:text-style-name="P2" draw:layer="layout" svg:x1="15.494cm" svg:y1="0.013cm" svg:x2="15.494cm" svg:y2="0.14cm">
          <text:p/>
        </draw:line>
        <draw:line draw:style-name="gr4" draw:text-style-name="P2" draw:layer="layout" svg:x1="18.034cm" svg:y1="0.013cm" svg:x2="18.034cm" svg:y2="0.14cm">
          <text:p/>
        </draw:line>
        <draw:line draw:style-name="gr4" draw:text-style-name="P2" draw:layer="layout" svg:x1="2.794cm" svg:y1="0.013cm" svg:x2="2.794cm" svg:y2="0.14cm">
          <text:p/>
        </draw:line>
        <draw:line draw:style-name="gr4" draw:text-style-name="P2" draw:layer="layout" svg:x1="5.334cm" svg:y1="0.013cm" svg:x2="5.334cm" svg:y2="0.14cm">
          <text:p/>
        </draw:line>
        <draw:line draw:style-name="gr4" draw:text-style-name="P2" draw:layer="layout" svg:x1="2.794cm" svg:y1="0.013cm" svg:x2="2.794cm" svg:y2="0.14cm">
          <text:p/>
        </draw:line>
        <draw:line draw:style-name="gr4" draw:text-style-name="P2" draw:layer="layout" svg:x1="5.334cm" svg:y1="0.013cm" svg:x2="5.334cm" svg:y2="0.14cm">
          <text:p/>
        </draw:line>
        <draw:line draw:style-name="gr4" draw:text-style-name="P2" draw:layer="layout" svg:x1="1.524cm" svg:y1="0.013cm" svg:x2="1.524cm" svg:y2="0.14cm">
          <text:p/>
        </draw:line>
        <draw:line draw:style-name="gr4" draw:text-style-name="P2" draw:layer="layout" svg:x1="4.064cm" svg:y1="0.013cm" svg:x2="4.064cm" svg:y2="0.14cm">
          <text:p/>
        </draw:line>
        <draw:line draw:style-name="gr4" draw:text-style-name="P2" draw:layer="layout" svg:x1="1.524cm" svg:y1="0.013cm" svg:x2="1.524cm" svg:y2="0.14cm">
          <text:p/>
        </draw:line>
        <draw:line draw:style-name="gr4" draw:text-style-name="P2" draw:layer="layout" svg:x1="4.064cm" svg:y1="0.013cm" svg:x2="4.064cm" svg:y2="0.14cm">
          <text:p/>
        </draw:line>
        <draw:line draw:style-name="gr4" draw:text-style-name="P2" draw:layer="layout" svg:x1="6.604cm" svg:y1="0.013cm" svg:x2="6.604cm" svg:y2="0.14cm">
          <text:p/>
        </draw:line>
        <draw:line draw:style-name="gr4" draw:text-style-name="P2" draw:layer="layout" svg:x1="20.574cm" svg:y1="0.013cm" svg:x2="20.574cm" svg:y2="0.14cm">
          <text:p/>
        </draw:line>
        <draw:line draw:style-name="gr4" draw:text-style-name="P2" draw:layer="layout" svg:x1="23.114cm" svg:y1="0.013cm" svg:x2="23.114cm" svg:y2="0.14cm">
          <text:p/>
        </draw:line>
        <draw:line draw:style-name="gr4" draw:text-style-name="P2" draw:layer="layout" svg:x1="20.574cm" svg:y1="0.013cm" svg:x2="20.574cm" svg:y2="0.14cm">
          <text:p/>
        </draw:line>
        <draw:line draw:style-name="gr4" draw:text-style-name="P2" draw:layer="layout" svg:x1="23.114cm" svg:y1="0.013cm" svg:x2="23.114cm" svg:y2="0.14cm">
          <text:p/>
        </draw:line>
        <draw:line draw:style-name="gr4" draw:text-style-name="P2" draw:layer="layout" svg:x1="19.304cm" svg:y1="0.013cm" svg:x2="19.304cm" svg:y2="0.14cm">
          <text:p/>
        </draw:line>
        <draw:line draw:style-name="gr4" draw:text-style-name="P2" draw:layer="layout" svg:x1="21.844cm" svg:y1="0.013cm" svg:x2="21.844cm" svg:y2="0.14cm">
          <text:p/>
        </draw:line>
        <draw:line draw:style-name="gr4" draw:text-style-name="P2" draw:layer="layout" svg:x1="24.384cm" svg:y1="0.013cm" svg:x2="24.384cm" svg:y2="0.14cm">
          <text:p/>
        </draw:line>
        <draw:line draw:style-name="gr4" draw:text-style-name="P2" draw:layer="layout" svg:x1="19.304cm" svg:y1="0.013cm" svg:x2="19.304cm" svg:y2="0.14cm">
          <text:p/>
        </draw:line>
        <draw:line draw:style-name="gr4" draw:text-style-name="P2" draw:layer="layout" svg:x1="21.844cm" svg:y1="0.013cm" svg:x2="21.844cm" svg:y2="0.14cm">
          <text:p/>
        </draw:line>
        <draw:line draw:style-name="gr4" draw:text-style-name="P2" draw:layer="layout" svg:x1="24.384cm" svg:y1="0.013cm" svg:x2="24.384cm" svg:y2="0.14cm">
          <text:p/>
        </draw:line>
        <draw:line draw:style-name="gr4" draw:text-style-name="P2" draw:layer="layout" svg:x1="9.144cm" svg:y1="2.68cm" svg:x2="9.144cm" svg:y2="2.807cm">
          <text:p/>
        </draw:line>
        <draw:line draw:style-name="gr4" draw:text-style-name="P2" draw:layer="layout" svg:x1="11.684cm" svg:y1="2.68cm" svg:x2="11.684cm" svg:y2="2.807cm">
          <text:p/>
        </draw:line>
        <draw:line draw:style-name="gr4" draw:text-style-name="P2" draw:layer="layout" svg:x1="14.224cm" svg:y1="2.68cm" svg:x2="14.224cm" svg:y2="2.807cm">
          <text:p/>
        </draw:line>
        <draw:line draw:style-name="gr4" draw:text-style-name="P2" draw:layer="layout" svg:x1="16.764cm" svg:y1="2.68cm" svg:x2="16.764cm" svg:y2="2.807cm">
          <text:p/>
        </draw:line>
        <draw:line draw:style-name="gr4" draw:text-style-name="P2" draw:layer="layout" svg:x1="9.144cm" svg:y1="2.68cm" svg:x2="9.144cm" svg:y2="2.807cm">
          <text:p/>
        </draw:line>
        <draw:line draw:style-name="gr4" draw:text-style-name="P2" draw:layer="layout" svg:x1="11.684cm" svg:y1="2.68cm" svg:x2="11.684cm" svg:y2="2.807cm">
          <text:p/>
        </draw:line>
        <draw:line draw:style-name="gr4" draw:text-style-name="P2" draw:layer="layout" svg:x1="14.224cm" svg:y1="2.68cm" svg:x2="14.224cm" svg:y2="2.807cm">
          <text:p/>
        </draw:line>
        <draw:line draw:style-name="gr4" draw:text-style-name="P2" draw:layer="layout" svg:x1="16.764cm" svg:y1="2.68cm" svg:x2="16.764cm" svg:y2="2.807cm">
          <text:p/>
        </draw:line>
        <draw:line draw:style-name="gr4" draw:text-style-name="P2" draw:layer="layout" svg:x1="7.874cm" svg:y1="2.68cm" svg:x2="7.874cm" svg:y2="2.807cm">
          <text:p/>
        </draw:line>
        <draw:line draw:style-name="gr4" draw:text-style-name="P2" draw:layer="layout" svg:x1="10.414cm" svg:y1="2.68cm" svg:x2="10.414cm" svg:y2="2.807cm">
          <text:p/>
        </draw:line>
        <draw:line draw:style-name="gr4" draw:text-style-name="P2" draw:layer="layout" svg:x1="12.954cm" svg:y1="2.68cm" svg:x2="12.954cm" svg:y2="2.807cm">
          <text:p/>
        </draw:line>
        <draw:line draw:style-name="gr4" draw:text-style-name="P2" draw:layer="layout" svg:x1="15.494cm" svg:y1="2.68cm" svg:x2="15.494cm" svg:y2="2.807cm">
          <text:p/>
        </draw:line>
        <draw:line draw:style-name="gr4" draw:text-style-name="P2" draw:layer="layout" svg:x1="7.874cm" svg:y1="2.68cm" svg:x2="7.874cm" svg:y2="2.807cm">
          <text:p/>
        </draw:line>
        <draw:line draw:style-name="gr4" draw:text-style-name="P2" draw:layer="layout" svg:x1="10.414cm" svg:y1="2.68cm" svg:x2="10.414cm" svg:y2="2.807cm">
          <text:p/>
        </draw:line>
        <draw:line draw:style-name="gr4" draw:text-style-name="P2" draw:layer="layout" svg:x1="12.954cm" svg:y1="2.68cm" svg:x2="12.954cm" svg:y2="2.807cm">
          <text:p/>
        </draw:line>
        <draw:line draw:style-name="gr4" draw:text-style-name="P2" draw:layer="layout" svg:x1="15.494cm" svg:y1="2.68cm" svg:x2="15.494cm" svg:y2="2.807cm">
          <text:p/>
        </draw:line>
        <draw:line draw:style-name="gr4" draw:text-style-name="P2" draw:layer="layout" svg:x1="18.034cm" svg:y1="2.68cm" svg:x2="18.034cm" svg:y2="2.807cm">
          <text:p/>
        </draw:line>
        <draw:line draw:style-name="gr4" draw:text-style-name="P2" draw:layer="layout" svg:x1="2.794cm" svg:y1="2.68cm" svg:x2="2.794cm" svg:y2="2.807cm">
          <text:p/>
        </draw:line>
        <draw:line draw:style-name="gr4" draw:text-style-name="P2" draw:layer="layout" svg:x1="5.334cm" svg:y1="2.68cm" svg:x2="5.334cm" svg:y2="2.807cm">
          <text:p/>
        </draw:line>
        <draw:line draw:style-name="gr4" draw:text-style-name="P2" draw:layer="layout" svg:x1="2.794cm" svg:y1="2.68cm" svg:x2="2.794cm" svg:y2="2.807cm">
          <text:p/>
        </draw:line>
        <draw:line draw:style-name="gr4" draw:text-style-name="P2" draw:layer="layout" svg:x1="5.334cm" svg:y1="2.68cm" svg:x2="5.334cm" svg:y2="2.807cm">
          <text:p/>
        </draw:line>
        <draw:line draw:style-name="gr4" draw:text-style-name="P2" draw:layer="layout" svg:x1="1.524cm" svg:y1="2.68cm" svg:x2="1.524cm" svg:y2="2.807cm">
          <text:p/>
        </draw:line>
        <draw:line draw:style-name="gr4" draw:text-style-name="P2" draw:layer="layout" svg:x1="4.064cm" svg:y1="2.68cm" svg:x2="4.064cm" svg:y2="2.807cm">
          <text:p/>
        </draw:line>
        <draw:line draw:style-name="gr4" draw:text-style-name="P2" draw:layer="layout" svg:x1="1.524cm" svg:y1="2.68cm" svg:x2="1.524cm" svg:y2="2.807cm">
          <text:p/>
        </draw:line>
        <draw:line draw:style-name="gr4" draw:text-style-name="P2" draw:layer="layout" svg:x1="4.064cm" svg:y1="2.68cm" svg:x2="4.064cm" svg:y2="2.807cm">
          <text:p/>
        </draw:line>
        <draw:line draw:style-name="gr4" draw:text-style-name="P2" draw:layer="layout" svg:x1="6.604cm" svg:y1="2.68cm" svg:x2="6.604cm" svg:y2="2.807cm">
          <text:p/>
        </draw:line>
        <draw:line draw:style-name="gr4" draw:text-style-name="P2" draw:layer="layout" svg:x1="20.574cm" svg:y1="2.68cm" svg:x2="20.574cm" svg:y2="2.807cm">
          <text:p/>
        </draw:line>
        <draw:line draw:style-name="gr4" draw:text-style-name="P2" draw:layer="layout" svg:x1="23.114cm" svg:y1="2.68cm" svg:x2="23.114cm" svg:y2="2.807cm">
          <text:p/>
        </draw:line>
        <draw:line draw:style-name="gr4" draw:text-style-name="P2" draw:layer="layout" svg:x1="20.574cm" svg:y1="2.68cm" svg:x2="20.574cm" svg:y2="2.807cm">
          <text:p/>
        </draw:line>
        <draw:line draw:style-name="gr4" draw:text-style-name="P2" draw:layer="layout" svg:x1="23.114cm" svg:y1="2.68cm" svg:x2="23.114cm" svg:y2="2.807cm">
          <text:p/>
        </draw:line>
        <draw:line draw:style-name="gr4" draw:text-style-name="P2" draw:layer="layout" svg:x1="19.304cm" svg:y1="2.68cm" svg:x2="19.304cm" svg:y2="2.807cm">
          <text:p/>
        </draw:line>
        <draw:line draw:style-name="gr4" draw:text-style-name="P2" draw:layer="layout" svg:x1="21.844cm" svg:y1="2.68cm" svg:x2="21.844cm" svg:y2="2.807cm">
          <text:p/>
        </draw:line>
        <draw:line draw:style-name="gr4" draw:text-style-name="P2" draw:layer="layout" svg:x1="24.384cm" svg:y1="2.68cm" svg:x2="24.384cm" svg:y2="2.807cm">
          <text:p/>
        </draw:line>
        <draw:line draw:style-name="gr4" draw:text-style-name="P2" draw:layer="layout" svg:x1="19.304cm" svg:y1="2.68cm" svg:x2="19.304cm" svg:y2="2.807cm">
          <text:p/>
        </draw:line>
        <draw:line draw:style-name="gr4" draw:text-style-name="P2" draw:layer="layout" svg:x1="21.844cm" svg:y1="2.68cm" svg:x2="21.844cm" svg:y2="2.807cm">
          <text:p/>
        </draw:line>
        <draw:line draw:style-name="gr4" draw:text-style-name="P2" draw:layer="layout" svg:x1="24.384cm" svg:y1="2.68cm" svg:x2="24.384cm" svg:y2="2.807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